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fo:background-color="transparent" style:font-weight-asian="bold" style:font-weight-complex="bold"/>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list-style-name="">
      <style:text-properties fo:font-weight="bold" fo:background-color="transparent" style:font-weight-asian="bold" style:font-weight-complex="bold"/>
    </style:style>
    <style:style style:name="P6" style:family="paragraph" style:parent-style-name="Heading_20_3">
      <style:text-properties fo:font-weight="normal" style:font-weight-asian="normal" style:font-weight-complex="normal"/>
    </style:style>
    <style:style style:name="P7" style:family="paragraph" style:parent-style-name="Heading_20_3">
      <style:text-properties style:text-underline-style="none" fo:font-weight="normal" style:font-weight-asian="normal" style:font-weight-complex="normal"/>
    </style:style>
    <style:style style:name="P8" style:family="paragraph" style:parent-style-name="Heading_20_2" style:list-style-name=""/>
    <style:style style:name="P9" style:family="paragraph" style:parent-style-name="Heading_20_2">
      <style:text-properties fo:font-weight="bold" fo:background-color="transparent" style:font-weight-asian="bold" style:font-weight-complex="bold"/>
    </style:style>
    <style:style style:name="P10"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fo:background-color="#ffff00"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ercise specifications</text:h>
      <text:p text:style-name="Text_20_body">The assignments are written in JSON. All nodes are mandatory unless otherwise specified.</text:p>
      <text:h text:style-name="Heading_20_2" text:outline-level="2">title</text:h>
      <text:p text:style-name="P2">String: <text:span text:style-name="T1">The main exercise title.</text:span></text:p>
      <text:h text:style-name="Heading_20_2" text:outline-level="2">question</text:h>
      <text:p text:style-name="P2">String: <text:span text:style-name="T1">The main exercise question. May contain evaluable expressions.</text:span></text:p>
      <text:h text:style-name="Heading_20_2" text:outline-level="2">answervalue</text:h>
      <text:p text:style-name="P2">String<text:span text:style-name="T1">: The correct answer value. The string can be formulated as an integer (like “25”), a float (like “2.5”) or an expression to be evaluated (like “$2+0.5$”).</text:span></text:p>
      <text:h text:style-name="Heading_20_2" text:outline-level="2">answerunit</text:h>
      <text:p text:style-name="P2">String<text:span text:style-name="T1">: The correct answer unit. Must be one of the following: kg, hg, g, l, dl, cl, ml, m, dm, cm, mm.</text:span></text:p>
      <text:h text:style-name="Heading_20_2" text:outline-level="2">tolerance</text:h>
      <text:p text:style-name="P2">Optional. String<text:span text:style-name="T1">: Provide a tolerance setting for the correct answer. The string can be formulated as an integer (like “25”), a float (like “2.5”) or an expression to be evaluated (like “$2+0.5$”). May be set to “0” to only accept exact answers. If not included, tolerance is assumed to be 0.</text:span></text:p>
      <text:h text:style-name="Heading_20_2" text:outline-level="2">followup</text:h>
      <text:p text:style-name="P2">Optional. String: <text:span text:style-name="T1">The filename of the file that should be loaded when user has provided the correct answer.</text:span></text:p>
      <text:h text:style-name="Heading_20_2" text:outline-level="2">Variables</text:h>
      <text:p text:style-name="P3"><text:span text:style-name="T3">Optional. Set</text:span><text:span text:style-name="T4">: Lists every variable by a unique key (string). Every key corresponds to another string of the form “x,y” where x and y are integers or decimal numbers. The value is chosen randomly when the file is loaded. </text:span></text:p>
      <text:h text:style-name="Heading_20_2" text:outline-level="2">lists</text:h>
      <text:h text:style-name="P5" text:outline-level="2"><text:span text:style-name="T3">Optional. Set</text:span><text:span text:style-name="T4">: Lists every possible string list by a unique key (string). Every key corresponds to an array of strings. The chosen element is picked when the file is loaded.</text:span></text:h>
      <text:h text:style-name="P10" text:outline-level="2">wronganswers</text:h>
      <text:p text:style-name="P2">Set: <text:span text:style-name="T1">Lists all the specially crafted replies for wrong answers. Each entry must have a unique key (string).</text:span></text:p>
      <text:h text:style-name="P6" text:outline-level="3">value</text:h>
      <text:p text:style-name="Text_20_body"><text:span text:style-name="T2">String: </text:span><text:span text:style-name="T1">The answer value for triggering this reply. The string can be formulated as an integer (like “25”), a float (like “2.5”) or an expression to be evaluated (like “$2+0.5$”).</text:span></text:p>
      <text:h text:style-name="P6" text:outline-level="3">unit</text:h>
      <text:p text:style-name="P2">String: <text:span text:style-name="T1">The answer unit for triggering this reply. Must be one of the following: kg, hg, g, l, dl, cl, ml, m, dm, cm, mm.</text:span></text:p>
      <text:h text:style-name="P6" text:outline-level="3">message</text:h>
      <text:p text:style-name="P2">String<text:span text:style-name="T1">: The error message that is triggered by this reply. May contain evaluable expressions.</text:span></text:p>
      <text:h text:style-name="P6" text:outline-level="3">clue</text:h>
      <text:p text:style-name="P2">String or Array of strings<text:span text:style-name="T1">: Every string turns off the clue with the matching specified key.</text:span></text:p>
      <text:h text:style-name="P6" text:outline-level="3">tolerance</text:h>
      <text:p text:style-name="P2">Optional. String: <text:span text:style-name="T1">The tolerance level set to trigger this reply. The string can be formulated as an integer (like “25”), a float (like “2.5”) or an expression to be evaluated (like “$2+0.5$”). If not specified, the tolerance is set to 0.</text:span></text:p>
      <text:h text:style-name="P9" text:outline-level="2"><text:span text:style-name="T4"/></text:h>
      <text:h text:style-name="P8" text:outline-level="2"/>
      <text:h text:style-name="P10" text:outline-level="2">questions</text:h>
      <text:p text:style-name="P3"><text:span text:style-name="T3">Set</text:span><text:span text:style-name="T4">: Lists all the askable questions. Each entry must have a unique key (string).</text:span></text:p>
      <text:h text:style-name="P7" text:outline-level="3">keywords</text:h>
      <text:p text:style-name="P3"><text:span text:style-name="T3">String</text:span><text:span text:style-name="T4">: A comma-separated string of keywords that applies to this question. For each comma-separated part, the symbol &amp; is used for 'or'. One word from each part must be matched (but not exactly). May contain evaluable expressions. Example: “ONE&amp;TWO,THREE&amp;FOUR,FIVE” will be triggered by “one three five” or “two three five” but not “one two three”.</text:span></text:p>
      <text:h text:style-name="P7" text:outline-level="3">formulation</text:h>
      <text:p text:style-name="P3"><text:span text:style-name="T3">String</text:span><text:span text:style-name="T4">: The full-text question that corresponds to the keywords. May contain evaluable expressions. </text:span></text:p>
      <text:h text:style-name="P7" text:outline-level="3">answer</text:h>
      <text:p text:style-name="P3"><text:span text:style-name="T3">String</text:span><text:span text:style-name="T4">: The corresponding answer to the question provided in </text:span><text:span text:style-name="T6">formulation</text:span><text:span text:style-name="T4">. May contain evaluable expressions.</text:span></text:p>
      <text:h text:style-name="P8" text:outline-level="2"/>
      <text:h text:style-name="P10" text:outline-level="2">clues</text:h>
      <text:p text:style-name="P3"><text:span text:style-name="T3">Optional. Set</text:span><text:span text:style-name="T4">: Lists all clues. They are generated when the user enters a wrong answer that is not matched under </text:span><text:span text:style-name="T6">wronganswers</text:span><text:span text:style-name="T4">. Each entry must have a unique key (string).</text:span></text:p>
      <text:h text:style-name="P7" text:outline-level="3">message</text:h>
      <text:p text:style-name="P2"><text:span text:style-name="T3">String or Array of strings: </text:span><text:span text:style-name="T4">The provided clue in plaintext. May be an array of strings, in which case one of the elements is chosen randomly. </text:span></text:p>
      <text:h text:style-name="P7" text:outline-level="3">value</text:h>
      <text:p text:style-name="P2"><text:span text:style-name="T3">Integer: </text:span><text:span text:style-name="T4">This value is decreased every time this clue's key is contained in the clue section of a triggered questions, or set to 0 if the key is contained in the clue section of a triggered wrong answer. Only clues with a value greater than 0 can be provided to the user.</text:span></text:p>
      <text:h text:style-name="P7" text:outline-level="3">order</text:h>
      <text:p text:style-name="P2"><text:span text:style-name="T3">Integer:</text:span><text:span text:style-name="T4"> When choosing a clue, the program selects the first clue with the lowest order. If two or more clues have the same order, one of the clues will be chosen (randomly). It is recommended that every clue has a unique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eapp: Exercise specifications<text:tab/><text:tab/>Version 1.0: 2014-02-2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22:08:43</meta:creation-date>
    <meta:generator>LibreOffice/3.5$Linux_X86_64 LibreOffice_project/350m1$Build-2</meta:generator>
    <dc:date>2014-02-21T14:03:13</dc:date>
    <meta:editing-duration>PT39M11S</meta:editing-duration>
    <meta:editing-cycles>9</meta:editing-cycles>
    <meta:document-statistic meta:table-count="0" meta:image-count="0" meta:object-count="0" meta:page-count="4" meta:paragraph-count="47" meta:word-count="633" meta:character-count="3768" meta:non-whitespace-character-count="3178"/>
  </office:meta>
</office:document-meta>
</file>